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 fo:font-size="11pt" officeooo:rsid="000f7d25" officeooo:paragraph-rsid="00276f72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Open sans" fo:font-size="11pt" officeooo:rsid="000f7d25" officeooo:paragraph-rsid="00113289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Open sans" fo:font-size="11pt" officeooo:rsid="000f7d25" officeooo:paragraph-rsid="00371017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Open sans" fo:font-size="11pt" officeooo:rsid="0012daf1" officeooo:paragraph-rsid="0012daf1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Open sans" fo:font-size="11pt" officeooo:rsid="0012daf1" officeooo:paragraph-rsid="001612f8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Open sans" fo:font-size="11pt" officeooo:rsid="00113289" officeooo:paragraph-rsid="00113289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Open sans" fo:font-size="11pt" officeooo:rsid="001915b8" officeooo:paragraph-rsid="001915b8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Open sans" fo:font-size="11pt" officeooo:rsid="001915b8" officeooo:paragraph-rsid="0021a6dc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Open sans" fo:font-size="11pt" officeooo:rsid="0019c420" officeooo:paragraph-rsid="0019c420" style:font-size-asian="11pt" style:font-size-complex="11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Open sans" fo:font-size="11pt" officeooo:rsid="0019c420" officeooo:paragraph-rsid="0019c420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Open sans" fo:font-size="11pt" officeooo:rsid="001c2e23" officeooo:paragraph-rsid="001c2e23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Open sans" fo:font-size="11pt" officeooo:rsid="001efcd4" officeooo:paragraph-rsid="001efcd4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Open sans" fo:font-size="11pt" officeooo:rsid="00276f72" officeooo:paragraph-rsid="00276f72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Open sans" fo:font-size="11pt" officeooo:rsid="00247b81" officeooo:paragraph-rsid="003131c1" style:font-size-asian="11pt" style:font-size-complex="11pt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Open sans" fo:font-size="11pt" officeooo:rsid="00247b81" officeooo:paragraph-rsid="003131c1" style:font-size-asian="11pt" style:font-size-complex="11pt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Open sans" fo:font-size="11pt" officeooo:rsid="003131c1" officeooo:paragraph-rsid="003131c1" style:font-size-asian="11pt" style:font-size-complex="11pt"/>
    </style:style>
    <style:style style:name="P17" style:family="paragraph" style:parent-style-name="Text_20_body" style:list-style-name="L4">
      <style:paragraph-properties fo:text-align="justify" style:justify-single-word="false"/>
      <style:text-properties style:font-name="Open sans" fo:font-size="11pt" officeooo:rsid="0027db3c" officeooo:paragraph-rsid="0027db3c" style:font-size-asian="11pt" style:font-size-complex="11pt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Open sans" fo:font-size="11pt" officeooo:rsid="002b0f29" officeooo:paragraph-rsid="002b0f29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Open sans" fo:font-size="11pt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Open sans" fo:font-size="11pt" officeooo:paragraph-rsid="00113289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Open sans" fo:font-size="11pt" officeooo:paragraph-rsid="0016de6e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Open sans" fo:font-size="11pt" officeooo:paragraph-rsid="002e0b33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Open sans" fo:font-size="11pt" officeooo:paragraph-rsid="002e1f5b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Open sans" fo:font-size="11pt" officeooo:paragraph-rsid="001e0567" style:font-size-asian="11pt" style:font-size-complex="11pt"/>
    </style:style>
    <style:style style:name="P25" style:family="paragraph" style:parent-style-name="Text_20_body">
      <style:paragraph-properties fo:text-align="justify" style:justify-single-word="false"/>
      <style:text-properties style:font-name="Open sans" fo:font-size="11pt" officeooo:paragraph-rsid="001eec4d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Open sans" fo:font-size="11pt" officeooo:paragraph-rsid="001efcd4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style:font-name="Open sans" fo:font-size="11pt" officeooo:paragraph-rsid="0020c89f" style:font-size-asian="11pt" style:font-size-complex="11pt"/>
    </style:style>
    <style:style style:name="P28" style:family="paragraph" style:parent-style-name="Text_20_body">
      <style:paragraph-properties fo:text-align="justify" style:justify-single-word="false"/>
      <style:text-properties style:font-name="Open sans" fo:font-size="11pt" officeooo:paragraph-rsid="00276f72" style:font-size-asian="11pt" style:font-size-complex="11pt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Open sans" fo:font-size="11pt" officeooo:paragraph-rsid="003131c1" style:font-size-asian="11pt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Open sans" fo:font-size="11pt" fo:font-weight="normal" officeooo:rsid="0020c89f" officeooo:paragraph-rsid="0020c89f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1e0567"/>
    </style:style>
    <style:style style:name="P33" style:family="paragraph" style:parent-style-name="Text_20_body">
      <style:paragraph-properties fo:text-align="justify" style:justify-single-word="false"/>
      <style:text-properties officeooo:paragraph-rsid="0020c89f"/>
    </style:style>
    <style:style style:name="P34" style:family="paragraph" style:parent-style-name="Text_20_body">
      <style:paragraph-properties fo:text-align="justify" style:justify-single-word="false"/>
      <style:text-properties officeooo:paragraph-rsid="002376e0"/>
    </style:style>
    <style:style style:name="P35" style:family="paragraph" style:parent-style-name="Text_20_body">
      <style:paragraph-properties fo:text-align="justify" style:justify-single-word="false"/>
      <style:text-properties officeooo:paragraph-rsid="0027db3c"/>
    </style:style>
    <style:style style:name="P36" style:family="paragraph" style:parent-style-name="Text_20_body" style:list-style-name="L3">
      <style:paragraph-properties fo:text-align="justify" style:justify-single-word="false"/>
    </style:style>
    <style:style style:name="P37" style:family="paragraph" style:parent-style-name="Text_20_body" style:list-style-name="L4">
      <style:paragraph-properties fo:text-align="justify" style:justify-single-word="false"/>
    </style:style>
    <style:style style:name="P38" style:family="paragraph" style:parent-style-name="Text_20_body">
      <style:paragraph-properties fo:text-align="justify" style:justify-single-word="false"/>
      <style:text-properties officeooo:rsid="001e0567" officeooo:paragraph-rsid="001e0567"/>
    </style:style>
    <style:style style:name="P39" style:family="paragraph" style:parent-style-name="Text_20_body">
      <style:paragraph-properties fo:text-align="justify" style:justify-single-word="false"/>
      <style:text-properties officeooo:rsid="001eec4d" officeooo:paragraph-rsid="001eec4d"/>
    </style:style>
    <style:style style:name="P40" style:family="paragraph" style:parent-style-name="Text_20_body">
      <style:paragraph-properties fo:text-align="justify" style:justify-single-word="false"/>
      <style:text-properties officeooo:rsid="001efcd4" officeooo:paragraph-rsid="001efcd4"/>
    </style:style>
    <style:style style:name="P41" style:family="paragraph" style:parent-style-name="Text_20_body">
      <style:paragraph-properties fo:text-align="justify" style:justify-single-word="false"/>
      <style:text-properties officeooo:rsid="00204ae7" officeooo:paragraph-rsid="00204ae7"/>
    </style:style>
    <style:style style:name="P42" style:family="paragraph" style:parent-style-name="Text_20_body">
      <style:paragraph-properties fo:text-align="justify" style:justify-single-word="false"/>
      <style:text-properties officeooo:rsid="0022e6e2" officeooo:paragraph-rsid="0022e6e2"/>
    </style:style>
    <style:style style:name="P43" style:family="paragraph" style:parent-style-name="Title">
      <style:paragraph-properties fo:text-align="justify" style:justify-single-word="false"/>
    </style:style>
    <style:style style:name="P44" style:family="paragraph" style:parent-style-name="Heading_20_2">
      <style:paragraph-properties fo:text-align="justify" style:justify-single-word="false"/>
      <style:text-properties style:font-name="Open sans" fo:font-size="11pt" style:font-size-asian="11pt" style:font-size-complex="11pt"/>
    </style:style>
    <style:style style:name="P45" style:family="paragraph" style:parent-style-name="Heading_20_2">
      <style:paragraph-properties fo:text-align="justify" style:justify-single-word="false"/>
    </style:style>
    <style:style style:name="P46" style:family="paragraph" style:parent-style-name="Heading_20_3">
      <style:paragraph-properties fo:text-align="justify" style:justify-single-word="false"/>
      <style:text-properties style:font-name="Open sans" fo:font-size="11pt" style:font-size-asian="11pt" style:font-size-complex="11pt"/>
    </style:style>
    <style:style style:name="P47" style:family="paragraph" style:parent-style-name="Heading_20_3">
      <style:paragraph-properties fo:text-align="justify" style:justify-single-word="false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f7d25"/>
    </style:style>
    <style:style style:name="T2" style:family="text">
      <style:text-properties fo:font-variant="normal" fo:text-transform="none" fo:color="#000000" style:text-line-through-style="none" style:text-line-through-type="none" style:font-name="Source Sans Pro" fo:font-size="10pt" fo:font-style="normal" style:text-underline-style="none" fo:font-weight="normal" officeooo:rsid="000f7d25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Source Sans Pro" fo:font-size="10pt" fo:font-style="normal" style:text-underline-style="none" fo:font-weight="normal" officeooo:rsid="0035676a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35676a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5676a" style:text-blinking="false" fo:background-color="#ffffff" loext:char-shading-value="0"/>
    </style:style>
    <style:style style:name="T6" style:family="text">
      <style:text-properties officeooo:rsid="0010879f"/>
    </style:style>
    <style:style style:name="T7" style:family="text">
      <style:text-properties officeooo:rsid="00113289"/>
    </style:style>
    <style:style style:name="T8" style:family="text">
      <style:text-properties officeooo:rsid="00147a56"/>
    </style:style>
    <style:style style:name="T9" style:family="text">
      <style:text-properties officeooo:rsid="001612f8"/>
    </style:style>
    <style:style style:name="T10" style:family="text">
      <style:text-properties officeooo:rsid="0016de6e"/>
    </style:style>
    <style:style style:name="T11" style:family="text">
      <style:text-properties fo:font-weight="bold" officeooo:rsid="0016de6e" style:font-weight-asian="bold" style:font-weight-complex="bold"/>
    </style:style>
    <style:style style:name="T12" style:family="text">
      <style:text-properties officeooo:rsid="00185736"/>
    </style:style>
    <style:style style:name="T13" style:family="text">
      <style:text-properties officeooo:rsid="001a32a0"/>
    </style:style>
    <style:style style:name="T14" style:family="text">
      <style:text-properties officeooo:rsid="001c2e23"/>
    </style:style>
    <style:style style:name="T15" style:family="text">
      <style:text-properties officeooo:rsid="001e0567"/>
    </style:style>
    <style:style style:name="T16" style:family="text">
      <style:text-properties officeooo:rsid="001eec4d"/>
    </style:style>
    <style:style style:name="T17" style:family="text">
      <style:text-properties officeooo:rsid="001efcd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c89f" style:font-weight-asian="normal" style:font-weight-complex="normal"/>
    </style:style>
    <style:style style:name="T20" style:family="text">
      <style:text-properties fo:font-weight="normal" officeooo:rsid="0022e6e2" style:font-weight-asian="normal" style:font-weight-complex="normal"/>
    </style:style>
    <style:style style:name="T21" style:family="text">
      <style:text-properties officeooo:rsid="0020ed8d"/>
    </style:style>
    <style:style style:name="T22" style:family="text">
      <style:text-properties officeooo:rsid="0021a6d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1a6dc"/>
    </style:style>
    <style:style style:name="T25" style:family="text">
      <style:text-properties officeooo:rsid="0022e6e2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2376e0"/>
    </style:style>
    <style:style style:name="T28" style:family="text">
      <style:text-properties officeooo:rsid="0026081d"/>
    </style:style>
    <style:style style:name="T29" style:family="text">
      <style:text-properties officeooo:rsid="00266e2d"/>
    </style:style>
    <style:style style:name="T30" style:family="text">
      <style:text-properties officeooo:rsid="00276f72"/>
    </style:style>
    <style:style style:name="T31" style:family="text">
      <style:text-properties officeooo:rsid="0027db3c"/>
    </style:style>
    <style:style style:name="T32" style:family="text">
      <style:text-properties officeooo:rsid="0029d590"/>
    </style:style>
    <style:style style:name="T33" style:family="text">
      <style:text-properties officeooo:rsid="002b0f29"/>
    </style:style>
    <style:style style:name="T34" style:family="text">
      <style:text-properties officeooo:rsid="002c7b16"/>
    </style:style>
    <style:style style:name="T35" style:family="text">
      <style:text-properties officeooo:rsid="002e0b33"/>
    </style:style>
    <style:style style:name="T36" style:family="text">
      <style:text-properties officeooo:rsid="002fd408"/>
    </style:style>
    <style:style style:name="T37" style:family="text">
      <style:text-properties officeooo:rsid="002ffe8c"/>
    </style:style>
    <style:style style:name="T38" style:family="text">
      <style:text-properties officeooo:rsid="0030fbce"/>
    </style:style>
    <style:style style:name="T39" style:family="text">
      <style:text-properties style:font-name="Open sans"/>
    </style:style>
    <style:style style:name="T40" style:family="text">
      <style:text-properties style:font-name="Open sans" officeooo:rsid="001c2e23"/>
    </style:style>
    <style:style style:name="T41" style:family="text">
      <style:text-properties style:font-name="Open sans" officeooo:rsid="001e0567"/>
    </style:style>
    <style:style style:name="T42" style:family="text">
      <style:text-properties style:font-name="Open sans" fo:font-weight="normal" style:font-weight-asian="normal" style:font-weight-complex="normal"/>
    </style:style>
    <style:style style:name="T43" style:family="text">
      <style:text-properties style:font-name="Open sans" fo:font-weight="normal" officeooo:rsid="0020c89f" style:font-weight-asian="normal" style:font-weight-complex="normal"/>
    </style:style>
    <style:style style:name="T44" style:family="text">
      <style:text-properties style:font-name="Open sans" fo:font-weight="normal" officeooo:rsid="0022e6e2" style:font-weight-asian="normal" style:font-weight-complex="normal"/>
    </style:style>
    <style:style style:name="T45" style:family="text">
      <style:text-properties style:font-name="Open sans" officeooo:rsid="0022e6e2"/>
    </style:style>
    <style:style style:name="T46" style:family="text">
      <style:text-properties style:font-name="Open sans" fo:font-style="normal" style:font-style-asian="normal" style:font-style-complex="normal"/>
    </style:style>
    <style:style style:name="T47" style:family="text">
      <style:text-properties style:font-name="Open sans" officeooo:rsid="0027db3c"/>
    </style:style>
    <style:style style:name="T48" style:family="text">
      <style:text-properties style:font-name="Open sans" officeooo:rsid="00276f72"/>
    </style:style>
    <style:style style:name="T49" style:family="text">
      <style:text-properties style:font-name="Open sans" officeooo:rsid="0029d590"/>
    </style:style>
    <style:style style:name="T50" style:family="text">
      <style:text-properties style:font-name="Open sans" fo:font-size="11pt" style:font-size-asian="11pt" style:font-size-complex="11pt"/>
    </style:style>
    <style:style style:name="T51" style:family="text">
      <style:text-properties style:font-name="Open sans" fo:font-size="11pt" officeooo:rsid="001c2e23" style:font-size-asian="11pt" style:font-size-complex="11pt"/>
    </style:style>
    <style:style style:name="T52" style:family="text">
      <style:text-properties style:font-name="Open sans" fo:font-size="11pt" officeooo:rsid="001e0567" style:font-size-asian="11pt" style:font-size-complex="11pt"/>
    </style:style>
    <style:style style:name="T53" style:family="text">
      <style:text-properties style:font-name="Open sans" fo:font-size="11pt" officeooo:rsid="0022e6e2" style:font-size-asian="11pt" style:font-size-complex="11pt"/>
    </style:style>
    <style:style style:name="T54" style:family="text">
      <style:text-properties style:font-name="Open sans" fo:font-size="11pt" officeooo:rsid="0027db3c" style:font-size-asian="11pt" style:font-size-complex="11pt"/>
    </style:style>
    <style:style style:name="T55" style:family="text">
      <style:text-properties style:font-name="Open sans" fo:font-size="11pt" officeooo:rsid="00276f72" style:font-size-asian="11pt" style:font-size-complex="11pt"/>
    </style:style>
    <style:style style:name="T56" style:family="text">
      <style:text-properties style:font-name="Open sans" fo:font-size="11pt" officeooo:rsid="0029d590" style:font-size-asian="11pt" style:font-size-complex="11pt"/>
    </style:style>
    <style:style style:name="T57" style:family="text"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T58" style:family="text">
      <style:text-properties style:font-name="Open sans" fo:font-size="11pt" fo:font-weight="normal" officeooo:rsid="0020c89f" style:font-size-asian="11pt" style:font-weight-asian="normal" style:font-size-complex="11pt" style:font-weight-complex="normal"/>
    </style:style>
    <style:style style:name="T59" style:family="text">
      <style:text-properties style:font-name="Open sans" fo:font-size="11pt" fo:font-weight="normal" officeooo:rsid="0022e6e2" style:font-size-asian="11pt" style:font-weight-asian="normal" style:font-size-complex="11pt" style:font-weight-complex="normal"/>
    </style:style>
    <style:style style:name="T60" style:family="text">
      <style:text-properties style:font-name="Open sans" fo:font-size="11pt" fo:font-style="normal" style:font-size-asian="11pt" style:font-style-asian="normal" style:font-size-complex="11pt" style:font-style-complex="normal"/>
    </style:style>
    <style:style style:name="T61" style:family="text">
      <style:text-properties officeooo:rsid="00371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ecidim</text:p>
      <text:h text:style-name="P45" text:outline-level="2"><text:line-break/>Qué és Decidim</text:h>
      <text:p text:style-name="P31"><text:span text:style-name="T50"/></text:p>
      <text:p text:style-name="P20"><text:span text:style-name="T1">Decidim </text:span><text:bookmark text:name="docs-internal-guid-4c366238-816f-3752-3f37-b1cb9054c78d"/><text:span text:style-name="T1">es la plataforma digital de participación de Ayuntamiento de Barcelona para construir una ciudad más </text:span><text:span text:style-name="T5">democrática.</text:span></text:p>
      <text:p text:style-name="P20">Con Decidim <text:span text:style-name="T61">se </text:span>concreta <text:span text:style-name="T61">una</text:span> apuesta por profundizar en una democracia participativa, deliberativa y directa, <text:span text:style-name="T34">y </text:span>consolida<text:span text:style-name="T61">r un</text:span> compromiso respecto a la transparencia <text:span text:style-name="T34">y</text:span> la rendición de cuentas.</text:p>
      <text:p text:style-name="P2">El Ayuntamiento desearía que Decidim fuera considerado por la ciudadanía más como una nueva institución democrática que como una mera herramienta <text:span text:style-name="T34">instrumental</text:span>.</text:p>
      <text:p text:style-name="P3">Como institución democrática, el propósito de <text:span text:style-name="T34">D</text:span>ecidim es la toma de decisiones. Pero la toma de decisiones se da en el marco de procesos amplios. Decidim aspira a <text:span text:style-name="T6">insertarse creativamente en procesos deliberativos amplios que culminen en la toma de decisiones mediante la participación directa.</text:span></text:p>
      <text:p text:style-name="P4">Decidim es la aportación de Ayuntamiento de Barcelona para <text:span text:style-name="T8">contribuir a </text:span>la superación <text:span text:style-name="T61">de </text:span>la crisis de las instituciones representativas. Esta crisis, ampliamente estudiada y constatada, no es una circunstancia local de la ciudad de Barcelona, sino un fenómeno global que se extiende por todas las democracias occidentales. <text:span text:style-name="T8">Por eso, el Ayuntamiento de Barcelona colabora con otros ayuntamientos en la promoción de <text:s/>iniciativas similares.</text:span></text:p>
      <text:p text:style-name="P5">Al tiempo <text:span text:style-name="T9">que avanza la crisis de representación</text:span>, se extiende la esperanza de que las nuevas tecnologías <text:span text:style-name="T9">(unidas a nuevas voluntades políticas) </text:span>puedan reconstruir la participación democrática. <text:span text:style-name="T9">En ese sentido, Decidim responde a la voluntad política de un experimento creativo.</text:span></text:p>
      <text:p text:style-name="P5">Decidim multiplica los espacios y canales de encuentro y deliberación sin renunciar a ninguno de ellos. <text:span text:style-name="T9">E</text:span>s una plataforma digital que sirve, también, para organizar encuentros presenciales.</text:p>
      <text:p text:style-name="P6">El principal instrumento de Decidim son los procesos.</text:p>
      <text:h text:style-name="P45" text:outline-level="2"><text:s/><text:tab/>Qué es un proceso</text:h>
      <text:p text:style-name="P31"/>
      <text:p text:style-name="P6">Un proceso es un<text:span text:style-name="T10">a secuencia de fases que</text:span> inicia el Ayuntamiento, que dan lugar a la toma de una decisión y <text:span text:style-name="T34">que puede continuar</text:span> abierto, durante la <text:span text:style-name="T12">fase de </text:span>ejecución de lo que se ha decidido, para que el Ayuntamiento rinda cuentas. <text:span text:style-name="T61">Un proceso participativo tiene:</text:span></text:p>
      <text:p text:style-name="P21"><text:span text:style-name="T11">Ámbito</text:span><text:span text:style-name="T10">: la ciudad entera o algunas zonas o barrios. Por ejemplo: </text:span>Distritos de Sant Martí, Sant Andreu y Nou Barris. </text:p>
      <text:p text:style-name="P21"><text:soft-page-break/><text:span text:style-name="T11">Grupo promotor</text:span><text:span text:style-name="T10">: quién promueve el proceso, que puede ser algún área del Ayuntamiento, alguna entidad o asociación o un conjunto de ellas. Por ejemplo: </text:span>Taula de Participació, <text:span text:style-name="T34">con las principales entidades vecinales y de comerciantes de los barrios que confluyen en la Avenida Merdiana, entre la plaza de </text:span>les Glòries <text:span text:style-name="T34">y</text:span> Ciutat Meridiana. <text:span text:style-name="T12">Otro ejemplo: </text:span>Ecologia, Urbanisme i Mobilitat, TMB <text:span text:style-name="T34">y</text:span> Districtes. </text:p>
      <text:p text:style-name="P21"><text:span text:style-name="T11">Áreas municipales</text:span><text:span text:style-name="T10">: las que están implicadas en las decisiones que se van a tomar. Pueden ser todas o algunas. Por ejemplo: </text:span>Ecologia Urbana <text:span text:style-name="T34">y</text:span> Districtes de Nou Barris, Sant Andreu <text:span text:style-name="T34">y</text:span> Sant Martí </text:p>
      <text:p text:style-name="P21"><text:span text:style-name="T11">A quién va dirigido</text:span><text:span text:style-name="T10">: puede ir dirigido a toda la ciudadanía o a algunas de sus intituciones. Por ejemplo: </text:span>Membres dels Consells municipals, <text:span text:style-name="T34">entidades y asociaciones ciudadanas, ciudadanía en general.</text:span></text:p>
      <text:p text:style-name="P22"><text:span text:style-name="T11">Ámbito participativo</text:span><text:span text:style-name="T10">: indica el objetivo del proceso participativo y hasta dónde se va a llegar en la toma de decisiones. Por ejemplo: El proceso ha de fijar las estrategias y criterios que han de guiar la transformación de la Meridiana y enriquecer los anteproyectos y proyectos ejecutivos. Otro ejemplo: </text:span>usos del <text:span text:style-name="T35">nuevo</text:span> teatr<text:span text:style-name="T35">o</text:span> Arnau. </text:p>
      <text:p text:style-name="P23"><text:span text:style-name="T11">Estructura participativa</text:span><text:span text:style-name="T10">: indica los canales de participación. Si la decisión es directa, a través de Decidim, se trata de un proceso participativo. Pero también puede ser una iniciativa ciudadana o una estructura más específica. Por ejemplo: La estructura se basa en un proceso de trabajo en el marco del <text:s/>Pacte per la Mobilitat y de unas sesiones abiertas a la ciudadanía, de información y debate, organizadas en cada uno de los distritos de la ciudad. Otro ejemplo: El proceso de desarrolla alrededor de la <text:s/>Taula de Participació y de momentos de apertura al vecindario de los barrios que cruza la Meridiana.</text:span></text:p>
      <text:p text:style-name="P7">Cada proceso se estructura en un itinerario de fases secuenciales que tienen fechas de inicio y fin establecida<text:span text:style-name="T22">s</text:span>. Las fases no son siempre son las mismas. Se adecúan al proceso y dependen del ámbito participativo y de la estructura participativa.</text:p>
      <text:p text:style-name="P7">Un ejemplo de fases puede ser:</text:p>
      <text:p text:style-name="P8">Presentación → Diagnóstico → <text:span text:style-name="T24">P</text:span><text:span text:style-name="T23">ropuestas</text:span> → Valoración de propuestas → Proyectos definitivos → Votación → Retorno → Seguimiento → Evaluación → Rendición de cuentas</text:p>
      <text:h text:style-name="P45" text:outline-level="2"><text:s/><text:tab/>Estructuras participativas</text:h>
      <text:p text:style-name="P31"/>
      <text:p text:style-name="P9">Las estructuras participativas más lineales son:</text:p>
      <text:list xml:id="list3022539139405710439" text:style-name="L1">
        <text:list-item>
          <text:p text:style-name="P10">Proceso<text:span text:style-name="T13">s</text:span> participativo<text:span text:style-name="T13">s</text:span>, de arriba <text:span text:style-name="T14">haci</text:span>a abajo.</text:p>
        </text:list-item>
        <text:list-item>
          <text:p text:style-name="P10">Iniciativa<text:span text:style-name="T13">s</text:span> ciudadana<text:span text:style-name="T13">s</text:span>, de abajo <text:span text:style-name="T14">haci</text:span>a arriba</text:p>
        </text:list-item>
      </text:list>
      <text:p text:style-name="P9">También <text:span text:style-name="T36">puede haber</text:span> otras estructuras <text:span text:style-name="T14">participativas </text:span>más híbridas, menos lineales, <text:span text:style-name="T36">mezcla de ambas</text:span></text:p>
      <text:h text:style-name="P44" text:outline-level="2">Procesos participativos</text:h>
      <text:p text:style-name="P11">Un proceso participativo es un proceso puesto en marcha por el Ayuntamiento o alguna de sus instituciones con el objetivo de que la ciudadanía participe en la toma <text:soft-page-break/>de una o varias decisiones que el Ayuntamiento se compromete a ejecutar y sobre las que posteriormente rendirá cuentas.</text:p>
      <text:p text:style-name="P11">Ejemplos de procesos participativos son el <text:span text:style-name="T15">Plan</text:span> de Actuación Municipal o l<text:span text:style-name="T17">a coproducción de proyectos</text:span> en el barrio de Gr<text:span text:style-name="T17">à</text:span>cia.</text:p>
      <text:h text:style-name="P46" text:outline-level="3"><text:span text:style-name="T15">Plan</text:span> de Actuación Municipal</text:h>
      <text:p text:style-name="P32"><text:span text:style-name="T51">El Plan de Actuación Municipal (</text:span><text:a xlink:type="simple" xlink:href="https://www.decidim.barcelona/processes/1?locale=es" text:style-name="Internet_20_link" text:visited-style-name="Visited_20_Internet_20_Link"><text:span text:style-name="T51">https://www.decidim.barcelona/processes/1?locale=es</text:span></text:a><text:span text:style-name="T51">) </text:span><text:span text:style-name="T50">se elabora al inicio de cada mandato y establece las líneas prioritarias, los objetivos y las actuaciones de la acción del gobierno. Es, por tanto, la hoja de ruta municipal que orienta qué modelo queremos para nuestra ciudad. El Ayuntamiento de Barcelona </text:span><text:span text:style-name="T52">abrió</text:span><text:span text:style-name="T50"> un proceso de participación ciudadana para construir, pensar y debatir las actuaciones y prioridades de este mandato. </text:span></text:p>
      <text:p text:style-name="P24"><text:span text:style-name="T15">El objetivo del proceso participativo fue la coproducción de políticas públicas y se concretaba en la elaboración de un documento de propuestas que el equipo de gobierno se comprometía a llevar al Pleno Municipal. </text:span>Este proceso no <text:span text:style-name="T15">podía ser</text:span> vinculante porque el documento final <text:span text:style-name="T15">debía</text:span> ser aprobado por el Pleno municipal y <text:span text:style-name="T15">requería</text:span> un consenso político suficiente.</text:p>
      <text:p text:style-name="P24">El Gobierno se <text:span text:style-name="T16">comprometía</text:span> a valorar la viabilidad de las propuestas que <text:span text:style-name="T16">recibieran</text:span> más apoyos y a explicar por qué cada una de las propuestas se <text:span text:style-name="T16">había</text:span> incorporado al documento final o se ha<text:span text:style-name="T16">bía</text:span> desestimado.</text:p>
      <text:p text:style-name="P25">Cualquier persona mayor de 16 años <text:span text:style-name="T16">podía</text:span> hacer aportaciones y propuestas, y apoyar y matizar las otras actuaciones propuestas.</text:p>
      <text:p text:style-name="P25">El Ayuntamiento <text:span text:style-name="T16">organizó</text:span> una serie <text:span text:style-name="T16">de encuentros presenciales (</text:span>jornadas, talleres y debates<text:span text:style-name="T16">)</text:span>, de carácter sectorial o territorial, donde se <text:span text:style-name="T16">podían</text:span> presentar y debatir propuestas relacionadas tanto con la ciudad, como con los barrios y distritos. También se p<text:span text:style-name="T16">odía</text:span> participar y debatir digitalmente <text:span text:style-name="T16">dentro de Decidim.</text:span></text:p>
      <text:p text:style-name="P38"><text:span text:style-name="T50">Durante el proceso se recogieron 10.860 propuestas (</text:span><text:a xlink:type="simple" xlink:href="https://www.decidim.barcelona/processes/1/f/1?locale=es" text:style-name="Internet_20_link" text:visited-style-name="Visited_20_Internet_20_Link"><text:span text:style-name="T50">https://www.decidim.barcelona/processes/1/f/1?locale=es</text:span></text:a><text:span text:style-name="T50">), que el Ayuntamiento aceptó o rechazó explicando los motivos. </text:span></text:p>
      <text:p text:style-name="P38"><text:span text:style-name="T50">En torno a las propuestas, se programaron 410 encuentros presenciales (</text:span><text:a xlink:type="simple" xlink:href="https://www.decidim.barcelona/processes/1/f/11?locale=es" text:style-name="Internet_20_link" text:visited-style-name="Visited_20_Internet_20_Link"><text:span text:style-name="T50">https://www.decidim.barcelona/processes/1/f/11?locale=es</text:span></text:a><text:span text:style-name="T50">).</text:span></text:p>
      <text:p text:style-name="P38"><text:span text:style-name="T50">Decidim ofreció espacios para el debate digital (</text:span><text:a xlink:type="simple" xlink:href="https://www.decidim.barcelona/processes/1/f/9?locale=es" text:style-name="Internet_20_link" text:visited-style-name="Visited_20_Internet_20_Link"><text:span text:style-name="T50">https://www.decidim.barcelona/processes/1/f/9?locale=es</text:span></text:a><text:span text:style-name="T50">), algunos de los cuales siguen abiertos.</text:span></text:p>
      <text:p text:style-name="P38"><text:span text:style-name="T50">El Plan se concretó en 1.471 actuaciones (</text:span><text:a xlink:type="simple" xlink:href="https://www.decidim.barcelona/processes/1/f/8?locale=es" text:style-name="Internet_20_link" text:visited-style-name="Visited_20_Internet_20_Link"><text:span text:style-name="T50">https://www.decidim.barcelona/processes/1/f/8?locale=es</text:span></text:a><text:span text:style-name="T50">).</text:span></text:p>
      <text:p text:style-name="P39"><text:span text:style-name="T50">Más información sobre el proceso en </text:span><text:a xlink:type="simple" xlink:href="https://www.decidim.barcelona/processes/1/steps?locale=es" text:style-name="Internet_20_link" text:visited-style-name="Visited_20_Internet_20_Link"><text:span text:style-name="T50">https://www.decidim.barcelona/processes/1/steps?locale=es</text:span></text:a><text:span text:style-name="T50">.</text:span></text:p>
      <text:h text:style-name="P46" text:outline-level="3">Coproducción de proyectos en Gràcia</text:h>
      <text:p text:style-name="P40"><text:span text:style-name="T50">Este proceso participativo es una prueba piloto de presupuestos participativos (</text:span><text:a xlink:type="simple" xlink:href="https://www.decidim.barcelona/processes/3?locale=es" text:style-name="Internet_20_link" text:visited-style-name="Visited_20_Internet_20_Link"><text:span text:style-name="T50">https://www.decidim.barcelona/processes/3?locale=es</text:span></text:a><text:span text:style-name="T50">).</text:span></text:p>
      <text:p text:style-name="P12"><text:soft-page-break/>A partir del Plan de Actuación del Distrito (PAD) se destina una parte del presupuesto a la coproducción de proyectos con la participación de todos los vecinos del distrito de Gràcia.</text:p>
      <text:p text:style-name="P26">Entre octubre del 2016 y febrero del 2017 <text:span text:style-name="T17">l</text:span>os vecinos proponen, definen y deciden qué proyectos quieren llevar a cabo con un presupuesto orientativo de 150.000 euros.</text:p>
      <text:p text:style-name="P19">Este proceso se desarrolla principalmente a través de unas mesas abiertas de construcción colectiva de proyectos y culmina con la votación de todos los vecinos del distrito de Gràcia, para escoger conjuntamente qué proyecto de cada ámbito se llevará a cabo.</text:p>
      <text:p text:style-name="P41"><text:span text:style-name="T50">Se han realizado 47 encuentros presenciales (</text:span><text:a xlink:type="simple" xlink:href="https://www.decidim.barcelona/processes/3/f/14?locale=es" text:style-name="Internet_20_link" text:visited-style-name="Visited_20_Internet_20_Link"><text:span text:style-name="T50">https://www.decidim.barcelona/processes/3/f/14?locale=es</text:span></text:a><text:span text:style-name="T50">).</text:span></text:p>
      <text:p text:style-name="P40"><text:span text:style-name="T50">Como resultado de la votación (</text:span><text:a xlink:type="simple" xlink:href="https://www.decidim.barcelona/processes/3/f/29?locale=es" text:style-name="Internet_20_link" text:visited-style-name="Visited_20_Internet_20_Link"><text:span text:style-name="T50">https://www.decidim.barcelona/processes/3/f/29?locale=es</text:span></text:a><text:span text:style-name="T50">) se han elegido ocho proyectos (</text:span><text:a xlink:type="simple" xlink:href="https://www.decidim.barcelona/processes/3/f/30" text:style-name="Internet_20_link" text:visited-style-name="Visited_20_Internet_20_Link"><text:span text:style-name="T50">https://www.decidim.barcelona/processes/3/f/30</text:span></text:a><text:span text:style-name="T50">).</text:span></text:p>
      <text:h text:style-name="P44" text:outline-level="2"><text:span text:style-name="T61">Iniciativas</text:span> ciudadanas</text:h>
      <text:p text:style-name="P33"><text:span text:style-name="Strong_20_Emphasis"><text:span text:style-name="T57">Una Iniciativa Ciudadana </text:span></text:span><text:span text:style-name="Strong_20_Emphasis"><text:span text:style-name="T58">es </text:span></text:span><text:span text:style-name="Strong_20_Emphasis"><text:span text:style-name="T57">un recurso de democracia participativa que utiliza la recogida de firmas para que el ayuntamiento abra un proceso de debate </text:span></text:span><text:span text:style-name="Strong_20_Emphasis"><text:span text:style-name="T58">respecto a algún asunto que se quiere transformar</text:span></text:span><text:span text:style-name="T57">.</text:span></text:p>
      <text:p text:style-name="P30">Un ejemplo de iniciativa ciudadana es la Iniciativa Ciudadana ZOOXXI.</text:p>
      <text:h text:style-name="P47" text:outline-level="3">Iniciativa Ciudadana ZOOXXI</text:h>
      <text:p text:style-name="P33"><text:span text:style-name="Strong_20_Emphasis"><text:span text:style-name="T57">ZOOXXI es una plataforma animalista que pretende transformar </text:span></text:span><text:span text:style-name="Strong_20_Emphasis"><text:span text:style-name="T58">los</text:span></text:span><text:span text:style-name="Strong_20_Emphasis"><text:span text:style-name="T57"> zoos de todo el mundo para adaptarlos a la sensibilidad y los conocimientos científicos que hoy se tienen de los animales </text:span></text:span><text:span text:style-name="Strong_20_Emphasis"><text:span text:style-name="T58">(</text:span></text:span><text:a xlink:type="simple" xlink:href="https://www.decidim.barcelona/processes/14?locale=es" text:style-name="Internet_20_link" text:visited-style-name="Visited_20_Internet_20_Link"><text:span text:style-name="Strong_20_Emphasis"><text:span text:style-name="T58">https://www.decidim.barcelona/processes/14?locale=es</text:span></text:span></text:a><text:span text:style-name="Strong_20_Emphasis"><text:span text:style-name="T58">).</text:span></text:span></text:p>
      <text:p text:style-name="P27">El 1 de marzo <text:span text:style-name="T21">de 2017 </text:span>la <text:span text:style-name="T27">c</text:span>omisión <text:span text:style-name="T27">p</text:span>romotora entró por registro la primera <text:span text:style-name="T27">i</text:span>niciativa <text:span text:style-name="T27">c</text:span>iudadana de la ciudad de Barcelona, dando así el pistoletazo de salida a un <text:span text:style-name="T25">amplio </text:span>debate ciudadano.</text:p>
      <text:p text:style-name="P27">La iniciativa ciudadana es un mecanismo para la aprobación de disposiciones municipales de carácter general, a través de recogida de firmas.</text:p>
      <text:p text:style-name="P19">ZOOXXI utiliza este mecanismo de democracia participativa para proponer a la ciudadanía un modelo que supone un cambio de paradigma del zoo de Barcelona, pidiendo el apoyo de las y los barceloneses a la propuesta, conscientes de la gran sensibilidad y preocupación de esta ciudad hacia los animales.</text:p>
      <text:p text:style-name="P34"><text:span text:style-name="Strong_20_Emphasis"><text:span text:style-name="T59">ZOOXXI</text:span></text:span><text:span text:style-name="T53"> necesita conseguir un mínimo </text:span><text:span text:style-name="T59">de </text:span><text:span text:style-name="Strong_20_Emphasis"><text:span text:style-name="T57">14.147 firmas de personas empadronadas en Barcelona, mayores de 16 años</text:span></text:span><text:span text:style-name="T59">. </text:span></text:p>
      <text:p text:style-name="P42"><text:span text:style-name="Emphasis"><text:span text:style-name="T60">Este proceso es la primera iniciativa ciudadana que acoge Decidim. Los textos, documentos y contenidos son responsabilidad de la comisión promotora de la iniciativa: la asociación animalista Libera! y la Fundación Franz Weber. El Ajuntament de Barcelona incluye este proceso en Decidim con el único efecto de dar difusión a la Iniciativa.</text:span></text:span></text:p>
      <text:h text:style-name="Heading_20_2" text:outline-level="2"><text:soft-page-break/>Metaprocesos</text:h>
      <text:p text:style-name="P13">Un metraproceso es un superproceso que afecta a<text:span text:style-name="T38">l conjunto de</text:span> procesos. El metraproceso de Decidim es MetaDecidim.</text:p>
      <text:h text:style-name="P46" text:outline-level="3">MetaDecidim</text:h>
      <text:p text:style-name="P35"><text:span text:style-name="T50">MetaDecidim </text:span><text:span text:style-name="T54">(</text:span><text:a xlink:type="simple" xlink:href="https://www.decidim.barcelona/processes/12?locale=es" text:style-name="Internet_20_link" text:visited-style-name="Visited_20_Internet_20_Link"><text:span text:style-name="T54">https://www.decidim.barcelona/processes/12?locale=es</text:span></text:a><text:span text:style-name="T54">) </text:span><text:span text:style-name="T50">es un proceso participativo para (re)diseñar las funcionalidades de la plataforma </text:span><text:span text:style-name="T55">Decidim</text:span><text:span text:style-name="T50">, priorizar las líneas de desarrollo, decidir proyectos de mejora y deliberar sobre los usos y posibilidades futuras de la plataforma. </text:span></text:p>
      <text:p text:style-name="P28">El <text:span text:style-name="T30">meta</text:span>proceso <text:span text:style-name="T30">también tiene como objetivo e</text:span>mpoderar a la ciudadanía en la posibilidad de apropiarse de la <text:span text:style-name="T30">plataforma</text:span>, de contribuir a su desarrollo y de ser copartícipes en su construcción. </text:p>
      <text:p text:style-name="P13">MetaDecidim organiza periódicamente encuentros presenciales abiertos.</text:p>
      <text:p text:style-name="P19">Metadecidim aspira a <text:span text:style-name="T30">constituirse en</text:span> comunidad y <text:span text:style-name="T30">en</text:span> ecosistema de producción, así como <text:span text:style-name="T30">a ser </text:span>un grupo <text:span text:style-name="T30">activo</text:span> capaz de definir y reclamar nuevos estándares de calidad democrática. <text:span text:style-name="T30">MetaDecidim es el germen de la </text:span>comunidad que cuida de <text:span text:style-name="T30">Decidim.</text:span></text:p>
      <text:h text:style-name="P45" text:outline-level="2"><text:s text:c="3"/><text:tab/>Cómo participar en un proceso</text:h>
      <text:p text:style-name="P31"/>
      <text:p text:style-name="P14"><text:span text:style-name="T37">En general, h</text:span>ay distintas maneras de participar en un proceso:</text:p>
      <text:list xml:id="list1383770398970443991" text:style-name="L2">
        <text:list-item>
          <text:p text:style-name="P15">Para participar plenamente, créate una cuenta y configúrala. <text:span text:style-name="T29">Verifícate en el padrón. Configura las notificaciones.</text:span></text:p>
        </text:list-item>
        <text:list-item>
          <text:p text:style-name="P15">Navega por la plataforma, infórmate sobre los procesos abiertos.</text:p>
        </text:list-item>
        <text:list-item>
          <text:p text:style-name="P15">Sitúate en el ámbito, grupo promotor, áreas municipales, a quién va dirigido, <text:span text:style-name="T61">ámbito</text:span> participativo y estructura participativa del proceso. Sitúate también en la fase en la que se encuentra.</text:p>
        </text:list-item>
        <text:list-item>
          <text:p text:style-name="P15">Lee los documentos informativos con atención.</text:p>
        </text:list-item>
        <text:list-item>
          <text:p text:style-name="P15">Navega por las propuestas más recientes, las más valoradas o las que generan más debate.</text:p>
        </text:list-item>
        <text:list-item>
          <text:p text:style-name="P15">Filtra los contenidos que más te interesen, en función de tu distrito, tus temas de interés o las etiquetas (palabras clave).</text:p>
        </text:list-item>
        <text:list-item>
          <text:p text:style-name="P15">Haz nuevas propuestas. <text:span text:style-name="T38">Arguméntalas.</text:span></text:p>
        </text:list-item>
        <text:list-item>
          <text:p text:style-name="P15">Comenta las propuestas existentes, tanto si son de Ayuntamiento como si son de la ciudadanía.</text:p>
        </text:list-item>
        <text:list-item>
          <text:p text:style-name="P15">Da argumentos a favor o en contra, aporta reflexiones, enriquece el debate.</text:p>
        </text:list-item>
        <text:list-item>
          <text:p text:style-name="P15">Apoya las propuestas que consideres conveniente.</text:p>
        </text:list-item>
        <text:list-item>
          <text:p text:style-name="P15">Comparte las propuestas en tus redes sociales, tanto para pedir apoyos como para pedir debate.</text:p>
        </text:list-item>
        <text:list-item>
          <text:p text:style-name="P29"><text:soft-page-break/><text:span text:style-name="T28">Denuncia los contenidos que expresen</text:span> racismo, sexismo, insultos, ataques personales o cualquier forma de discurso de odio, <text:span text:style-name="T28">o que sean inadecuados.</text:span></text:p>
        </text:list-item>
        <text:list-item>
          <text:p text:style-name="P15">Si hay citas presenciales, intenta acudir. Organízate con otras personas.</text:p>
        </text:list-item>
        <text:list-item>
          <text:p text:style-name="P15">Si no puedes acudir, infórmate sobre el debate que tuvo lugar en esa cita.</text:p>
        </text:list-item>
        <text:list-item>
          <text:p text:style-name="P15">Haz seguimiento de las propuestas, tanto de las que se ponen en la plataforma como de las que surgen en las citas presenciales.</text:p>
        </text:list-item>
        <text:list-item>
          <text:p text:style-name="P15">Si el proceso está en fase de retorno, haz seguimiento de la rendición de cuentas.</text:p>
        </text:list-item>
        <text:list-item>
          <text:p text:style-name="P16">Participa en algún encuentro presencial de MetaDecidim.</text:p>
        </text:list-item>
      </text:list>
      <text:h text:style-name="P45" text:outline-level="2"><text:s/><text:tab/>Hacia dónde va Decidim</text:h>
      <text:p text:style-name="P31"/>
      <text:p text:style-name="P13">Decidim está en continuo desarrollo. En un futuro inmediato se plantea:</text:p>
      <text:list xml:id="list1790135557969787187" text:style-name="L3">
        <text:list-item>
          <text:p text:style-name="P36"><text:span text:style-name="T54">Extender y generalizar los procesos de presupuestos participativos</text:span><text:span text:style-name="T50">, fijados para </text:span><text:span text:style-name="T54">i</text:span><text:span text:style-name="T50">nvierno de 2017 y </text:span><text:span text:style-name="T54">p</text:span><text:span text:style-name="T50">rimavera 2018 (</text:span><text:a xlink:type="simple" xlink:href="https://www.decidim.barcelona/processes/3?locale=es" text:style-name="Internet_20_link" text:visited-style-name="Visited_20_Internet_20_Link"><text:span text:style-name="T50">https://www.decidim.barcelona/processes/3?locale=es</text:span></text:a><text:span text:style-name="T50"> y </text:span><text:a xlink:type="simple" xlink:href="https://www.decidim.barcelona/processes/4?locale=es" text:style-name="Internet_20_link" text:visited-style-name="Visited_20_Internet_20_Link"><text:span text:style-name="T50">https://www.decidim.barcelona/processes/4?locale=es</text:span></text:a><text:span text:style-name="T50">).</text:span></text:p>
        </text:list-item>
      </text:list>
      <text:list xml:id="list4052934238692587570" text:style-name="L4">
        <text:list-item>
          <text:p text:style-name="P37"><text:span text:style-name="T56">Celebrar consultas ciudadanas (</text:span><text:a xlink:type="simple" xlink:href="http://www.elperiodico.com/es/noticias/barcelona/ayuntamiento-barcelona-consultas-ciudadanas-cada-mayo-desde-2018-5904532" text:style-name="Internet_20_link" text:visited-style-name="Visited_20_Internet_20_Link"><text:span text:style-name="T50">http://www.elperiodico.com/es/noticias/barcelona/ayuntamiento-barcelona-consultas-ciudadanas-cada-mayo-desde-2018-5904532</text:span></text:a><text:span text:style-name="T54">).</text:span></text:p>
        </text:list-item>
        <text:list-item>
          <text:p text:style-name="P37"><text:span text:style-name="T56">Extender y generalizar la coproducción legisl</text:span><text:span text:style-name="T50">ativa (</text:span><text:bookmark text:name="docs-internal-guid-4d7a0654-95e8-b007-fc50-5cca5a52691b"/><text:a xlink:type="simple" xlink:href="https://www.decidim.barcelona/processes/5?locale=es" text:style-name="Internet_20_link" text:visited-style-name="Visited_20_Internet_20_Link"><text:span text:style-name="T50">https://www.decidim.barcelona/processes/5?locale=es</text:span></text:a><text:span text:style-name="T50">).</text:span></text:p>
        </text:list-item>
        <text:list-item>
          <text:p text:style-name="P37"><text:span text:style-name="T56">Ex</text:span><text:span text:style-name="T50">tender y generalizar la coproducción de políticas públicas (</text:span><text:bookmark text:name="docs-internal-guid-4d7a0654-95e9-7296-8d61-6598bf56b822"/><text:a xlink:type="simple" xlink:href="https://www.decidim.barcelona/processes/1?locale=es" text:style-name="Internet_20_link" text:visited-style-name="Visited_20_Internet_20_Link"><text:span text:style-name="T50">https://www.decidim.barcelona/processes/1?locale=es</text:span></text:a><text:span text:style-name="T50">).</text:span></text:p>
        </text:list-item>
        <text:list-item>
          <text:p text:style-name="P17"><text:span text:style-name="T33">Ofrecer l</text:span>a posibilidad de introducir puntos a tratar en el orden del día del Consell Municipal o de los Consells de Districte.</text:p>
        </text:list-item>
        <text:list-item>
          <text:p text:style-name="P17"><text:span text:style-name="T33">Ofrecer l</text:span>a posibilidad de convocar <text:span text:style-name="T33">C</text:span>onsells de <text:span text:style-name="T33">B</text:span>arri.</text:p>
        </text:list-item>
        <text:list-item>
          <text:p text:style-name="P18">Ofrecerse como herramienta al servicio de grupos, asociaciones, etc., ofreciendo sus funcionalidades para su uso interno por parte de los colectivos de la sociedad civi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ga </meta:initial-creator>
    <meta:creation-date>2017-04-18T16:12:24.279199804</meta:creation-date>
    <meta:generator>LibreOffice/4.3.3.2$Linux_X86_64 LibreOffice_project/430m0$Build-2</meta:generator>
    <dc:date>2017-04-25T10:51:24.558157326</dc:date>
    <meta:editing-duration>PT4H56M17S</meta:editing-duration>
    <meta:editing-cycles>33</meta:editing-cycles>
    <meta:document-statistic meta:table-count="0" meta:image-count="0" meta:object-count="0" meta:page-count="6" meta:paragraph-count="92" meta:word-count="1957" meta:character-count="13448" meta:non-whitespace-character-count="11586"/>
  </office:meta>
</office:document-meta>
</file>